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25-03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24-03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23-03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22-03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20-03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9-03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8-03-2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7-03-1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6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5-03-1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4-03-0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3-03-1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2-03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1-03-3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10-03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7-03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9-03-0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56111400801</text:p>
          </table:table-cell>
          <table:table-cell office:value-type="string" calcext:value-type="string">
            <text:p>(D-17- 2)14cca- 1</text:p>
          </table:table-cell>
          <table:table-cell office:value-type="string" calcext:value-type="string">
            <text:p>198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